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FreeSans" fo:font-size="12pt" officeooo:rsid="001ccf03" officeooo:paragraph-rsid="001ccf03" style:font-size-asian="12pt" style:font-size-complex="12pt"/>
    </style:style>
    <style:style style:name="P2" style:family="paragraph" style:parent-style-name="Preformatted_20_Text">
      <style:paragraph-properties fo:line-height="200%"/>
      <style:text-properties style:font-name="FreeSans" fo:font-size="12pt" officeooo:rsid="001deb85" officeooo:paragraph-rsid="001deb85" style:font-size-asian="12pt" style:font-size-complex="12pt"/>
    </style:style>
    <style:style style:name="P3" style:family="paragraph" style:parent-style-name="Preformatted_20_Text">
      <style:paragraph-properties fo:line-height="200%"/>
      <style:text-properties style:font-name="FreeSans" fo:font-size="12pt" officeooo:rsid="001f3674" officeooo:paragraph-rsid="001f3674" style:font-size-asian="12pt" style:font-size-complex="12pt"/>
    </style:style>
    <style:style style:name="P4" style:family="paragraph" style:parent-style-name="Preformatted_20_Text">
      <style:paragraph-properties fo:line-height="200%"/>
      <style:text-properties style:font-name="FreeSans" fo:font-size="12pt" officeooo:rsid="00209fd4" officeooo:paragraph-rsid="00209fd4" style:font-size-asian="12pt" style:font-size-complex="12pt"/>
    </style:style>
    <style:style style:name="P5" style:family="paragraph" style:parent-style-name="Preformatted_20_Text">
      <style:paragraph-properties fo:line-height="200%"/>
      <style:text-properties style:font-name="FreeSans" fo:font-size="12pt" officeooo:rsid="00211324" officeooo:paragraph-rsid="00211324" style:font-size-asian="12pt" style:font-size-complex="12pt"/>
    </style:style>
    <style:style style:name="P6" style:family="paragraph" style:parent-style-name="Preformatted_20_Text">
      <style:paragraph-properties fo:line-height="200%"/>
      <style:text-properties style:font-name="FreeSans" fo:font-size="12pt" officeooo:rsid="00229c43" officeooo:paragraph-rsid="002be6f1" style:font-size-asian="12pt" style:font-size-complex="12pt"/>
    </style:style>
    <style:style style:name="P7" style:family="paragraph" style:parent-style-name="Preformatted_20_Text">
      <style:paragraph-properties fo:line-height="200%"/>
      <style:text-properties style:font-name="FreeSans" fo:font-size="12pt" officeooo:rsid="00229c43" officeooo:paragraph-rsid="0032af55" style:font-size-asian="12pt" style:font-size-complex="12pt"/>
    </style:style>
    <style:style style:name="P8" style:family="paragraph" style:parent-style-name="Preformatted_20_Text">
      <style:text-properties style:font-name="FreeSans" fo:font-size="12pt" fo:font-weight="bold" officeooo:rsid="001ccf03" officeooo:paragraph-rsid="001ccf03" style:font-size-asian="12pt" style:font-weight-asian="bold" style:font-size-complex="12pt" style:font-weight-complex="bold"/>
    </style:style>
    <style:style style:name="P9" style:family="paragraph" style:parent-style-name="Preformatted_20_Text">
      <style:paragraph-properties fo:line-height="200%"/>
      <style:text-properties style:font-name="FreeSans" fo:font-size="12pt" fo:font-weight="bold" officeooo:rsid="00211324" officeooo:paragraph-rsid="00211324" style:font-size-asian="12pt" style:font-weight-asian="bold" style:font-size-complex="12pt" style:font-weight-complex="bold"/>
    </style:style>
    <style:style style:name="P10" style:family="paragraph" style:parent-style-name="Preformatted_20_Text">
      <style:paragraph-properties fo:line-height="200%"/>
      <style:text-properties style:font-name="FreeSans" fo:font-size="12pt" fo:font-weight="bold" officeooo:rsid="00229c43" officeooo:paragraph-rsid="00229c43" style:font-size-asian="12pt" style:font-weight-asian="bold" style:font-size-complex="12pt" style:font-weight-complex="bold"/>
    </style:style>
    <style:style style:name="P11" style:family="paragraph" style:parent-style-name="Preformatted_20_Text">
      <style:paragraph-properties fo:line-height="200%"/>
      <style:text-properties style:font-name="FreeSans" fo:font-size="12pt" fo:font-weight="bold" officeooo:rsid="00229c43" officeooo:paragraph-rsid="002a221e" style:font-size-asian="12pt" style:font-weight-asian="bold" style:font-size-complex="12pt" style:font-weight-complex="bold"/>
    </style:style>
    <style:style style:name="P12" style:family="paragraph" style:parent-style-name="Preformatted_20_Text">
      <style:paragraph-properties fo:line-height="200%"/>
      <style:text-properties style:font-name="FreeSans" fo:font-size="12pt" fo:font-weight="bold" officeooo:rsid="00229c43" officeooo:paragraph-rsid="0034233c" style:font-size-asian="12pt" style:font-weight-asian="bold" style:font-size-complex="12pt" style:font-weight-complex="bold"/>
    </style:style>
    <style:style style:name="P13" style:family="paragraph" style:parent-style-name="Preformatted_20_Text">
      <style:paragraph-properties fo:line-height="200%"/>
      <style:text-properties style:font-name="FreeSans" fo:font-size="12pt" fo:font-weight="bold" officeooo:rsid="00229c43" officeooo:paragraph-rsid="003b7ecf" style:font-size-asian="12pt" style:font-weight-asian="bold" style:font-size-complex="12pt" style:font-weight-complex="bold"/>
    </style:style>
    <style:style style:name="P14" style:family="paragraph" style:parent-style-name="Preformatted_20_Text">
      <style:paragraph-properties fo:line-height="200%"/>
      <style:text-properties style:font-name="FreeSans" fo:font-size="12pt" fo:font-weight="bold" officeooo:rsid="00229c43" officeooo:paragraph-rsid="0044d0fe" style:font-size-asian="12pt" style:font-weight-asian="bold" style:font-size-complex="12pt" style:font-weight-complex="bold"/>
    </style:style>
    <style:style style:name="P15" style:family="paragraph" style:parent-style-name="Preformatted_20_Text">
      <style:paragraph-properties fo:line-height="200%"/>
      <style:text-properties style:font-name="FreeSans" fo:font-size="12pt" fo:font-weight="normal" officeooo:rsid="00229c43" officeooo:paragraph-rsid="002566fc" style:font-size-asian="12pt" style:font-weight-asian="normal" style:font-size-complex="12pt" style:font-weight-complex="normal"/>
    </style:style>
    <style:style style:name="P16" style:family="paragraph" style:parent-style-name="Preformatted_20_Text">
      <style:paragraph-properties fo:line-height="200%"/>
      <style:text-properties style:font-name="FreeSans" fo:font-size="12pt" fo:font-weight="bold" officeooo:rsid="001f3674" officeooo:paragraph-rsid="001f3674" style:font-size-asian="12pt" style:font-weight-asian="bold" style:font-size-complex="12pt" style:font-weight-complex="bold"/>
    </style:style>
    <style:style style:name="P17" style:family="paragraph" style:parent-style-name="Preformatted_20_Text">
      <style:paragraph-properties fo:line-height="200%"/>
      <style:text-properties style:font-name="FreeSans" fo:font-size="12pt" fo:font-weight="normal" officeooo:rsid="002566fc" officeooo:paragraph-rsid="002566fc" style:font-size-asian="12pt" style:font-weight-asian="normal" style:font-size-complex="12pt" style:font-weight-complex="normal"/>
    </style:style>
    <style:style style:name="T1" style:family="text">
      <style:text-properties officeooo:rsid="001f3674"/>
    </style:style>
    <style:style style:name="T2" style:family="text">
      <style:text-properties fo:font-weight="bold" style:font-weight-asian="bold" style:font-weight-complex="bold"/>
    </style:style>
    <style:style style:name="T3" style:family="text">
      <style:text-properties fo:font-weight="bold" officeooo:rsid="0024097f" style:font-weight-asian="bold" style:font-weight-complex="bold"/>
    </style:style>
    <style:style style:name="T4" style:family="text">
      <style:text-properties fo:font-weight="bold" officeooo:rsid="002be6f1" style:font-weight-asian="bold" style:font-weight-complex="bold"/>
    </style:style>
    <style:style style:name="T5" style:family="text">
      <style:text-properties fo:font-weight="bold" officeooo:rsid="002dc08f"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566fc" style:font-weight-asian="normal" style:font-weight-complex="normal"/>
    </style:style>
    <style:style style:name="T8" style:family="text">
      <style:text-properties fo:font-weight="normal" officeooo:rsid="002a221e" style:font-weight-asian="normal" style:font-weight-complex="normal"/>
    </style:style>
    <style:style style:name="T9" style:family="text">
      <style:text-properties fo:font-weight="normal" officeooo:rsid="002be6f1" style:font-weight-asian="normal" style:font-weight-complex="normal"/>
    </style:style>
    <style:style style:name="T10" style:family="text">
      <style:text-properties fo:font-weight="normal" officeooo:rsid="0032af55" style:font-weight-asian="normal" style:font-weight-complex="normal"/>
    </style:style>
    <style:style style:name="T11" style:family="text">
      <style:text-properties fo:font-weight="normal" officeooo:rsid="0034233c" style:font-weight-asian="normal" style:font-weight-complex="normal"/>
    </style:style>
    <style:style style:name="T12" style:family="text">
      <style:text-properties fo:font-weight="normal" officeooo:rsid="0039852b" style:font-weight-asian="normal" style:font-weight-complex="normal"/>
    </style:style>
    <style:style style:name="T13" style:family="text">
      <style:text-properties fo:font-weight="normal" officeooo:rsid="003b7ecf" style:font-weight-asian="normal" style:font-weight-complex="normal"/>
    </style:style>
    <style:style style:name="T14" style:family="text">
      <style:text-properties fo:font-weight="normal" officeooo:rsid="003ca4a4" style:font-weight-asian="normal" style:font-weight-complex="normal"/>
    </style:style>
    <style:style style:name="T15" style:family="text">
      <style:text-properties fo:font-weight="normal" officeooo:rsid="0044d0fe" style:font-weight-asian="normal" style:font-weight-complex="normal"/>
    </style:style>
    <style:style style:name="T16" style:family="text">
      <style:text-properties fo:font-weight="normal" officeooo:rsid="004e9c13" style:font-weight-asian="normal" style:font-weight-complex="normal"/>
    </style:style>
    <style:style style:name="T17" style:family="text">
      <style:text-properties fo:font-weight="normal" officeooo:rsid="00505807" style:font-weight-asian="normal" style:font-weight-complex="normal"/>
    </style:style>
    <style:style style:name="T18" style:family="text">
      <style:text-properties officeooo:rsid="002dc08f"/>
    </style:style>
    <style:style style:name="T19" style:family="text">
      <style:text-properties officeooo:rsid="0039852b"/>
    </style:style>
    <style:style style:name="T20" style:family="text">
      <style:text-properties officeooo:rsid="0044d0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New Predicates</text:p>
      <text:p text:style-name="P1"/>
      <text:p text:style-name="P2">The following are three new predicates that I wrote. They are in <text:span text:style-name="T1">the </text:span>same form of the previous ones but with different functionality.</text:p>
      <text:p text:style-name="P2"/>
      <text:p text:style-name="P2"><text:span text:style-name="T2">DiffOneP(A,B):</text:span> This predicate will be true if the two numbers are different by one. In other words if A is one less than B or B is one less than A. <text:span text:style-name="T19">if this predicate is use, then to compute the hexecutability subtract 0.03.</text:span></text:p>
      <text:p text:style-name="P3"><text:span text:style-name="T2">zeroP(A,B,C,D):</text:span> This predicate will be true if the four numbers by using the fours basic arithmetic operators equal zero. <text:span text:style-name="T19">If this predicate is use, then to compute the hexecutability subtract 0.2.</text:span></text:p>
      <text:p text:style-name="P3"><text:span text:style-name="T4">same</text:span><text:span text:style-name="T5">t</text:span><text:span text:style-name="T2">P(A,B,</text:span><text:span text:style-name="T4">C</text:span><text:span text:style-name="T2">): </text:span>This predicate will be true if <text:span text:style-name="T18">three of the numbers are the same. If this predicate is used, then to compute the hexecutability subtract 0.04.</text:span></text:p>
      <text:p text:style-name="P3"/>
      <text:p text:style-name="P16">New Functions</text:p>
      <text:p text:style-name="P3"><text:span text:style-name="T2">OpHex:</text:span> This function augments the previous hex function and adds different weights to the basic four arithmetic operators. The weights are between “0” and “1”, the closer to zero the number is, the harder it is for are human to compute and the closer to “1” the easiest for a human to compute.</text:p>
      <text:p text:style-name="P4"><text:span text:style-name="T2">Parameter:</text:span> This function ranks the predicates in a way that the less numbers a predicate takes the easiest it is to compute and the more parameters it takes the hardest it is to compute. Scores <text:s text:c="2"/></text:p>
      <text:p text:style-name="P4">are assign from 0 to 1. In this functions “0’ is assign to predicates taking six parameters and “1” to predicates taking one parameter.</text:p>
      <text:p text:style-name="P5"><text:span text:style-name="T2">Predicate: </text:span>This function will look at the number of predicates a given heuristic has. The <text:s/>more predicates a heuristic has, the more time consuming it is to apply. <text:s/>Some scores will be assign <text:soft-page-break/>from 0 to 1. If a score of 1 is assign that means that the heuristic has only one predicate, and if a score of 0 is assign that means that the heuristic has many predicates which makes it very time consuming to apply it.</text:p>
      <text:p text:style-name="P4"/>
      <text:p text:style-name="P9">The New Heuristics</text:p>
      <text:p text:style-name="P10">H10. If DiffOneP(A,B) ^ OneP(G) ^ zeroP(C,D,E) then (A-B + (zeroP(C,D,E))</text:p>
      <text:p text:style-name="P10"><text:s text:c="7"/><text:span text:style-name="T7">Numbers = {3,4,5,2,7} Goal = 1...Solution = (3-1) + ((5 + 2) – 7)</text:span></text:p>
      <text:p text:style-name="P17"><text:s text:c="7"/>Numbers = {3,3,6,8,9} Goal = 1...Solution = (9-8) + ((3 + 3) – 6)</text:p>
      <text:p text:style-name="P17"><text:s text:c="7"/>Numbers = {8,4,2,2,1} Goal = 1...Solution = (2-1) + ((8 / 4) – 2)</text:p>
      <text:p text:style-name="P15"><text:s text:c="7"/><text:span text:style-name="T19">Hexecutability = 1 – 0.03 – 0.04 – 0.03 = .9</text:span></text:p>
      <text:p text:style-name="P15"><text:s text:c="7"/><text:span text:style-name="T20">Applicability = 3/100</text:span></text:p>
      <text:p text:style-name="P10"><text:s text:c="7"/></text:p>
      <text:p text:style-name="P10">H11: if zeroP(A,B,C,D) ^ goalP(E) then (E + (zeroP(A,B,C,D))</text:p>
      <text:p text:style-name="P11"><text:s text:c="7"/><text:span text:style-name="T7">Numbers = {</text:span><text:span text:style-name="T8">3</text:span><text:span text:style-name="T7">,</text:span><text:span text:style-name="T8">3</text:span><text:span text:style-name="T7">,2,2,</text:span><text:span text:style-name="T8">7</text:span><text:span text:style-name="T7">} Goal = </text:span><text:span text:style-name="T8">7</text:span><text:span text:style-name="T7">...Solution = (</text:span><text:span text:style-name="T8">7</text:span><text:span text:style-name="T7"> + ((</text:span><text:span text:style-name="T8">3 -</text:span><text:span text:style-name="T7"> </text:span><text:span text:style-name="T8">3</text:span><text:span text:style-name="T7">) </text:span><text:span text:style-name="T8">+ (2-2)</text:span><text:span text:style-name="T7">)</text:span><text:span text:style-name="T8">)</text:span></text:p>
      <text:p text:style-name="P11"><text:span text:style-name="T7"><text:s text:c="8"/>Numbers = {</text:span><text:span text:style-name="T8">6</text:span><text:span text:style-name="T7">,</text:span><text:span text:style-name="T8">9,2</text:span><text:span text:style-name="T7">,</text:span><text:span text:style-name="T8">0</text:span><text:span text:style-name="T7">,</text:span><text:span text:style-name="T8">3</text:span><text:span text:style-name="T7">} Goal = </text:span><text:span text:style-name="T8">9</text:span><text:span text:style-name="T7">...Solution = (</text:span><text:span text:style-name="T8">9</text:span><text:span text:style-name="T7"> + </text:span><text:span text:style-name="T8">(</text:span><text:span text:style-name="T7">((</text:span><text:span text:style-name="T8">6 /</text:span><text:span text:style-name="T7"> </text:span><text:span text:style-name="T8">2</text:span><text:span text:style-name="T7">) * </text:span><text:span text:style-name="T8">2</text:span><text:span text:style-name="T7">) * </text:span><text:span text:style-name="T8">0)</text:span><text:span text:style-name="T7">)</text:span></text:p>
      <text:p text:style-name="P11"><text:span text:style-name="T7"><text:s text:c="8"/>Numbers = {</text:span><text:span text:style-name="T8">7</text:span><text:span text:style-name="T7">,</text:span><text:span text:style-name="T8">7</text:span><text:span text:style-name="T7">,</text:span><text:span text:style-name="T8">4</text:span><text:span text:style-name="T7">,</text:span><text:span text:style-name="T8">8</text:span><text:span text:style-name="T7">,</text:span><text:span text:style-name="T8">7</text:span><text:span text:style-name="T7">} Goal = </text:span><text:span text:style-name="T8">4</text:span><text:span text:style-name="T7">...Solution = (</text:span><text:span text:style-name="T8">4</text:span><text:span text:style-name="T7"> + ((</text:span><text:span text:style-name="T8">7 -</text:span><text:span text:style-name="T7"> </text:span><text:span text:style-name="T8">7</text:span><text:span text:style-name="T7">) *</text:span><text:span text:style-name="T8"> (8-7)</text:span><text:span text:style-name="T7">))</text:span></text:p>
      <text:p text:style-name="P13"><text:s text:c="6"/><text:span text:style-name="T6"><text:s/></text:span><text:span text:style-name="T12">Hexecutability = 1 – 0.</text:span><text:span text:style-name="T13">2</text:span><text:span text:style-name="T12"> – 0.04= .</text:span><text:span text:style-name="T14">76</text:span></text:p>
      <text:p text:style-name="P14"><text:span text:style-name="T14"><text:s text:c="8"/></text:span><text:span text:style-name="T15">Applicability = </text:span><text:span text:style-name="T17">7</text:span><text:span text:style-name="T15">/100</text:span></text:p>
      <text:p text:style-name="P6"><text:span text:style-name="T2">H12: if <text:s/>sameP(A,B) ^ </text:span><text:span text:style-name="T5">samet</text:span><text:span text:style-name="T3">P(C,D,</text:span><text:span text:style-name="T5">E</text:span><text:span text:style-name="T3">) <text:s/>then ((A/B) * </text:span><text:span text:style-name="T5">((C/D) * E)</text:span><text:span text:style-name="T3">) </text:span></text:p>
      <text:p text:style-name="P6"><text:span text:style-name="T3"><text:s text:c="7"/></text:span><text:span text:style-name="T7">Numbers = {</text:span><text:span text:style-name="T10">3</text:span><text:span text:style-name="T7">,</text:span><text:span text:style-name="T8">3</text:span><text:span text:style-name="T7">,</text:span><text:span text:style-name="T10">8</text:span><text:span text:style-name="T7">,</text:span><text:span text:style-name="T10">8</text:span><text:span text:style-name="T7">,</text:span><text:span text:style-name="T10">8</text:span><text:span text:style-name="T7">} Goal = </text:span><text:span text:style-name="T10">8</text:span><text:span text:style-name="T7">...Solution = ((</text:span><text:span text:style-name="T10">3</text:span><text:span text:style-name="T9">/</text:span><text:span text:style-name="T10">3</text:span><text:span text:style-name="T9">)</text:span><text:span text:style-name="T7"> * </text:span><text:span text:style-name="T9">((</text:span><text:span text:style-name="T10">8/8</text:span><text:span text:style-name="T9">)* </text:span><text:span text:style-name="T10">8</text:span><text:span text:style-name="T9">)</text:span><text:span text:style-name="T7"> )</text:span></text:p>
      <text:p text:style-name="P7"><text:span text:style-name="T7"><text:s text:c="7"/></text:span><text:span text:style-name="T2"><text:s/></text:span><text:span text:style-name="T7">Numbers = {</text:span><text:span text:style-name="T10">5</text:span><text:span text:style-name="T7">,</text:span><text:span text:style-name="T10">4</text:span><text:span text:style-name="T7">,</text:span><text:span text:style-name="T10">4</text:span><text:span text:style-name="T7">,</text:span><text:span text:style-name="T10">5</text:span><text:span text:style-name="T7">,</text:span><text:span text:style-name="T10">4</text:span><text:span text:style-name="T7">} Goal = </text:span><text:span text:style-name="T10">4</text:span><text:span text:style-name="T7">...Solution = ((</text:span><text:span text:style-name="T10">4</text:span><text:span text:style-name="T9">/</text:span><text:span text:style-name="T10">4</text:span><text:span text:style-name="T9">)</text:span><text:span text:style-name="T7"> * </text:span><text:span text:style-name="T9">((</text:span><text:span text:style-name="T10">5/5</text:span><text:span text:style-name="T9">)* </text:span><text:span text:style-name="T10">4</text:span><text:span text:style-name="T9">)</text:span><text:span text:style-name="T7">)</text:span></text:p>
      <text:p text:style-name="P12"><text:span text:style-name="T7"><text:s text:c="8"/>Numbers = {</text:span><text:span text:style-name="T11">7</text:span><text:span text:style-name="T7">,</text:span><text:span text:style-name="T11">9</text:span><text:span text:style-name="T7">,</text:span><text:span text:style-name="T11">9</text:span><text:span text:style-name="T7">,</text:span><text:span text:style-name="T11">9</text:span><text:span text:style-name="T7">,</text:span><text:span text:style-name="T8">7</text:span><text:span text:style-name="T7">} Goal = </text:span><text:span text:style-name="T11">9</text:span><text:span text:style-name="T7">...Solution = ((</text:span><text:span text:style-name="T11">7</text:span><text:span text:style-name="T9">/</text:span><text:span text:style-name="T11">7</text:span><text:span text:style-name="T9">)</text:span><text:span text:style-name="T7"> * </text:span><text:span text:style-name="T9">((</text:span><text:span text:style-name="T11">9</text:span><text:span text:style-name="T10">/</text:span><text:span text:style-name="T11">9</text:span><text:span text:style-name="T9">)* </text:span><text:span text:style-name="T11">9</text:span><text:span text:style-name="T9">)</text:span><text:span text:style-name="T7">)</text:span></text:p>
      <text:p text:style-name="P12"><text:span text:style-name="T7"><text:s text:c="8"/></text:span><text:span text:style-name="T14">Hexecutability = 1 – 0.08 – 0.04 = .88</text:span></text:p>
      <text:p text:style-name="P14"><text:span text:style-name="T14"><text:s text:c="9"/></text:span><text:span text:style-name="T15">Applicability = </text:span><text:span text:style-name="T16">0</text:span><text:span text:style-name="T15">/1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1-28T19:44:19.618093468</dc:date>
    <meta:editing-duration>PT1H9M17S</meta:editing-duration>
    <meta:editing-cycles>17</meta:editing-cycles>
    <meta:document-statistic meta:table-count="0" meta:image-count="0" meta:object-count="0" meta:page-count="2" meta:paragraph-count="30" meta:word-count="498" meta:character-count="2879" meta:non-whitespace-character-count="2272"/>
  </office:meta>
</office:document-meta>
</file>